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7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1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AUL AND BARNABAS IN ANTIOCH OF SYRIA (13:1-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PAUL AND BARNABAS IN ANTIOCH OF SYRIA (13:1-3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y are chosen by the Spirit of God (13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y are commissioned by the church of God (13: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ACTS 13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PAUL AND BARNABAS IN ANTIOCH OF SYRIA (13:1-3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PAUL AND BARNABAS IN CYPRUS (13:4-12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PAUL AND BARNABAS IN CYPRUS (13:4-12):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openness to God's Word (13:4-7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opposition to God's Word (13:8-11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<text:s text:c="1"/>The opposition to God's Word (13:8-11)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<text:s text:c="1"/>Elymas's blasphemy (13:8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Elymas's blindness (13:9-11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6" draw:style-name="a500" draw:master-page-name="Master1-Layout12-tx-Title-and-Text" presentation:presentation-page-layout-name="Master1-PPL12" draw:id="Slide-261">
        <draw:frame draw:id="id93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PAUL AND BARNABAS IN CYPRUS (13:4-12):<text:s text:c="1"/></text:span><text:span text:style-name="a502" text:class-names=""/></text:p>
          </draw:text-box>
          <svg:title/>
          <svg:desc/>
        </draw:frame>
        <draw:frame draw:id="id94" presentation:style-name="a517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The openness to God's Word (13:4-7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The opposition to God's Word (13:8-11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The obedience to God's Word (13:12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7" draw:style-name="a518" draw:master-page-name="Master1-Layout12-tx-Title-and-Text" presentation:presentation-page-layout-name="Master1-PPL12" draw:id="Slide-262">
        <draw:frame draw:id="id95" presentation:style-name="a522" draw:name="Title 1" svg:x="1.38in" svg:y="0.4in" svg:width="10.6in" svg:height="1.44965in" presentation:class="title" presentation:placeholder="false">
          <draw:text-box>
            <text:p text:style-name="a521" text:class-names="" text:cond-style-name=""><text:span text:style-name="a519" text:class-names="">ACTS 13<text:s text:c="1"/></text:span><text:span text:style-name="a520" text:class-names=""/></text:p>
          </draw:text-box>
          <svg:title/>
          <svg:desc/>
        </draw:frame>
        <draw:frame draw:id="id96" presentation:style-name="a538" draw:name="Text Placeholder 2" svg:x="1.38in" svg:y="2in" svg:width="9.4in" svg:height="4.75868in" presentation:class="outline" presentation:placeholder="false">
          <draw:text-box>
            <text:list text:style-name="a525">
              <text:list-item>
                <text:p text:style-name="a524" text:class-names="" text:cond-style-name=""><text:span text:style-name="a523" text:class-names="">PAUL AND BARNABAS IN ANTIOCH OF SYRIA (13:1-3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PAUL AND BARNABAS IN CYPRUS (13:4-12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PAUL AND BARNABAS IN PERGA (13:13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PAUL AND BARNABAS IN ANTIOCH OF PISIDIA (13:14-52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8" draw:style-name="a539" draw:master-page-name="Master1-Layout1-title-Title-Slide" presentation:presentation-page-layout-name="Master1-PPL1" draw:id="Slide-263">
        <draw:frame draw:id="id97" presentation:style-name="a543" draw:name="Title 1" svg:x="1.38in" svg:y="0.83in" svg:width="10.3in" svg:height="4.42in" presentation:class="title" presentation:placeholder="false">
          <draw:text-box>
            <text:p text:style-name="a542" text:class-names="" text:cond-style-name=""><text:span text:style-name="a540" text:class-names="">PAUL AND BARNABAS IN ANTIOCH OF PISIDIA (13:14-52):<text:s text:c="1"/></text:span><text:span text:style-name="a541" text:class-names=""/></text:p>
          </draw:text-box>
          <svg:title/>
          <svg:desc/>
        </draw:frame>
        <draw:frame draw:id="id98" presentation:style-name="a548" draw:name="Subtitle 2" svg:x="1.38in" svg:y="5.25in" svg:width="10.3in" svg:height="1.85in" presentation:class="subtitle" presentation:placeholder="false">
          <draw:text-box>
            <text:p text:style-name="a545" text:class-names="" text:cond-style-name=""><text:span text:style-name="a544" text:class-names=""><text:s text:c="1"/>First sermon (13:14-43):<text:s text:c="1"/></text:span></text:p>
            <text:p text:style-name="a547" text:class-names="" text:cond-style-name=""><text:span text:style-name="a546" text:class-names=""/></text:p>
          </draw:text-box>
          <svg:title/>
          <svg:desc/>
        </draw:frame>
      </draw:page>
      <draw:page draw:name="Slide9" draw:style-name="a549" draw:master-page-name="Master1-Layout1-title-Title-Slide" presentation:presentation-page-layout-name="Master1-PPL1" draw:id="Slide-264">
        <draw:frame draw:id="id99" presentation:style-name="a553" draw:name="Title 1" svg:x="1.38in" svg:y="0.83in" svg:width="10.3in" svg:height="4.42in" presentation:class="title" presentation:placeholder="false">
          <draw:text-box>
            <text:p text:style-name="a552" text:class-names="" text:cond-style-name=""><text:span text:style-name="a550" text:class-names=""><text:s text:c="1"/>First sermon (13:14-43):<text:s text:c="1"/></text:span><text:span text:style-name="a551" text:class-names=""/></text:p>
          </draw:text-box>
          <svg:title/>
          <svg:desc/>
        </draw:frame>
        <draw:frame draw:id="id100" presentation:style-name="a558" draw:name="Subtitle 2" svg:x="1.38in" svg:y="5.25in" svg:width="10.3in" svg:height="1.85in" presentation:class="subtitle" presentation:placeholder="false">
          <draw:text-box>
            <text:p text:style-name="a555" text:class-names="" text:cond-style-name=""><text:span text:style-name="a554" text:class-names=""><text:s text:c="1"/>The overview of the Messiah (13:14-37)<text:s text:c="1"/></text:span></text:p>
            <text:p text:style-name="a557" text:class-names="" text:cond-style-name=""><text:span text:style-name="a556" text:class-names=""/></text:p>
          </draw:text-box>
          <svg:title/>
          <svg:desc/>
        </draw:frame>
      </draw:page>
      <draw:page draw:name="Slide10" draw:style-name="a559" draw:master-page-name="Master1-Layout1-title-Title-Slide" presentation:presentation-page-layout-name="Master1-PPL1" draw:id="Slide-265">
        <draw:frame draw:id="id101" presentation:style-name="a563" draw:name="Title 1" svg:x="1.38in" svg:y="0.83in" svg:width="10.3in" svg:height="4.42in" presentation:class="title" presentation:placeholder="false">
          <draw:text-box>
            <text:p text:style-name="a562" text:class-names="" text:cond-style-name=""><text:span text:style-name="a560" text:class-names=""><text:s text:c="1"/>The overview of the Messiah (13:14-37)<text:s text:c="1"/></text:span><text:span text:style-name="a561" text:class-names=""/></text:p>
          </draw:text-box>
          <svg:title/>
          <svg:desc/>
        </draw:frame>
        <draw:frame draw:id="id102" presentation:style-name="a568" draw:name="Subtitle 2" svg:x="1.38in" svg:y="5.25in" svg:width="10.3in" svg:height="1.85in" presentation:class="subtitle" presentation:placeholder="false">
          <draw:text-box>
            <text:p text:style-name="a565" text:class-names="" text:cond-style-name=""><text:span text:style-name="a564" text:class-names=""><text:s text:c="1"/>Historical preparation for his coming (13:14-23):<text:s text:c="1"/></text:span></text:p>
            <text:p text:style-name="a567" text:class-names="" text:cond-style-name=""><text:span text:style-name="a566" text:class-names=""/></text:p>
          </draw:text-box>
          <svg:title/>
          <svg:desc/>
        </draw:frame>
      </draw:page>
      <draw:page draw:name="Slide11" draw:style-name="a569" draw:master-page-name="Master1-Layout12-tx-Title-and-Text" presentation:presentation-page-layout-name="Master1-PPL12" draw:id="Slide-266">
        <draw:frame draw:id="id103" presentation:style-name="a573" draw:name="Title 1" svg:x="1.38in" svg:y="0.4in" svg:width="10.6in" svg:height="1.44965in" presentation:class="title" presentation:placeholder="false">
          <draw:text-box>
            <text:p text:style-name="a572" text:class-names="" text:cond-style-name=""><text:span text:style-name="a570" text:class-names=""><text:s text:c="1"/>Historical preparation for his coming (13:14-23):<text:s text:c="1"/></text:span><text:span text:style-name="a571" text:class-names=""/></text:p>
          </draw:text-box>
          <svg:title/>
          <svg:desc/>
        </draw:frame>
        <draw:frame draw:id="id104" presentation:style-name="a592" draw:name="Text Placeholder 2" svg:x="1.38in" svg:y="2in" svg:width="9.4in" svg:height="4.75868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4" text:class-names=""><text:s text:c="1"/>The selection of Israel (13:14-17a)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e deliverance from Egypt (13:17b)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he wilderness experience (13:18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The conquest of Canaan (13:19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<text:s text:c="1"/>The rule of the judges and kings (13:20-23)<text:s text:c="1"/></text:span></text:p>
              </text:list-item>
            </text:list>
            <text:list text:style-name="a591">
              <text:list-item>
                <text:p text:style-name="a590" text:class-names="" text:cond-style-name=""><text:span text:style-name="a589" text:class-names=""/></text:p>
              </text:list-item>
            </text:list>
          </draw:text-box>
          <svg:title/>
          <svg:desc/>
        </draw:frame>
      </draw:page>
      <draw:page draw:name="Slide12" draw:style-name="a593" draw:master-page-name="Master1-Layout12-tx-Title-and-Text" presentation:presentation-page-layout-name="Master1-PPL12" draw:id="Slide-267">
        <draw:frame draw:id="id105" presentation:style-name="a597" draw:name="Title 1" svg:x="1.38in" svg:y="0.4in" svg:width="10.6in" svg:height="1.44965in" presentation:class="title" presentation:placeholder="false">
          <draw:text-box>
            <text:p text:style-name="a596" text:class-names="" text:cond-style-name=""><text:span text:style-name="a594" text:class-names=""><text:s text:c="1"/>The overview of the Messiah (13:14-37)<text:s text:c="1"/></text:span><text:span text:style-name="a595" text:class-names=""/></text:p>
          </draw:text-box>
          <svg:title/>
          <svg:desc/>
        </draw:frame>
        <draw:frame draw:id="id106" presentation:style-name="a610" draw:name="Text Placeholder 2" svg:x="1.38in" svg:y="2in" svg:width="9.4in" svg:height="4.75868in" presentation:class="outline" presentation:placeholder="false">
          <draw:text-box>
            <text:list text:style-name="a600">
              <text:list-item>
                <text:p text:style-name="a599" text:class-names="" text:cond-style-name=""><text:span text:style-name="a598" text:class-names=""><text:s text:c="1"/>Historical preparation for his coming (13:14-23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Homiletical preparation for his coming (13:24-25):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Prophetical preparation for his coming (13:26-37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/></text:p>
              </text:list-item>
            </text:list>
          </draw:text-box>
          <svg:title/>
          <svg:desc/>
        </draw:frame>
      </draw:page>
      <draw:page draw:name="Slide13" draw:style-name="a611" draw:master-page-name="Master1-Layout12-tx-Title-and-Text" presentation:presentation-page-layout-name="Master1-PPL12" draw:id="Slide-268">
        <draw:frame draw:id="id107" presentation:style-name="a615" draw:name="Title 1" svg:x="1.38in" svg:y="0.4in" svg:width="10.6in" svg:height="1.44965in" presentation:class="title" presentation:placeholder="false">
          <draw:text-box>
            <text:p text:style-name="a614" text:class-names="" text:cond-style-name=""><text:span text:style-name="a612" text:class-names=""><text:s text:c="1"/>Prophetical preparation for his coming (13:26-37)<text:s text:c="1"/></text:span><text:span text:style-name="a613" text:class-names=""/></text:p>
          </draw:text-box>
          <svg:title/>
          <svg:desc/>
        </draw:frame>
        <draw:frame draw:id="id108" presentation:style-name="a628" draw:name="Text Placeholder 2" svg:x="1.38in" svg:y="2in" svg:width="9.4in" svg:height="4.75868in" presentation:class="outline" presentation:placeholder="false">
          <draw:text-box>
            <text:list text:style-name="a618">
              <text:list-item>
                <text:p text:style-name="a617" text:class-names="" text:cond-style-name=""><text:span text:style-name="a616" text:class-names=""><text:s text:c="1"/>Psalm 2:6-9 predicts God will honour the Messiah (13:26-33).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Isaiah 55:3 predicts God will fulfil in the Messiah the promises given to David (13:34).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Psalm 16:10 predicts God will not allow the body of the Messiah to see corruption (13:35-37).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14" draw:style-name="a629" draw:master-page-name="Master1-Layout12-tx-Title-and-Text" presentation:presentation-page-layout-name="Master1-PPL12" draw:id="Slide-269">
        <draw:frame draw:id="id109" presentation:style-name="a633" draw:name="Title 1" svg:x="1.38in" svg:y="0.4in" svg:width="10.6in" svg:height="1.44965in" presentation:class="title" presentation:placeholder="false">
          <draw:text-box>
            <text:p text:style-name="a632" text:class-names="" text:cond-style-name=""><text:span text:style-name="a630" text:class-names=""><text:s text:c="1"/>The overview of the Messiah (13:14-37)<text:s text:c="1"/></text:span><text:span text:style-name="a631" text:class-names=""/></text:p>
          </draw:text-box>
          <svg:title/>
          <svg:desc/>
        </draw:frame>
        <draw:frame draw:id="id110" presentation:style-name="a646" draw:name="Text Placeholder 2" svg:x="1.38in" svg:y="2in" svg:width="9.4in" svg:height="4.75868in" presentation:class="outline" presentation:placeholder="false">
          <draw:text-box>
            <text:list text:style-name="a636">
              <text:list-item>
                <text:p text:style-name="a635" text:class-names="" text:cond-style-name=""><text:span text:style-name="a634" text:class-names=""><text:s text:c="1"/>Historical preparation for his coming (13:14-23):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><text:s text:c="1"/>Homiletical preparation for his coming (13:24-25):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Prophetical preparation for his coming (13:26-37)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5" draw:style-name="a647" draw:master-page-name="Master1-Layout12-tx-Title-and-Text" presentation:presentation-page-layout-name="Master1-PPL12" draw:id="Slide-270">
        <draw:frame draw:id="id111" presentation:style-name="a651" draw:name="Title 1" svg:x="1.38in" svg:y="0.4in" svg:width="10.6in" svg:height="1.44965in" presentation:class="title" presentation:placeholder="false">
          <draw:text-box>
            <text:p text:style-name="a650" text:class-names="" text:cond-style-name=""><text:span text:style-name="a648" text:class-names=""><text:s text:c="1"/>First sermon (13:14-43):<text:s text:c="1"/></text:span><text:span text:style-name="a649" text:class-names=""/></text:p>
          </draw:text-box>
          <svg:title/>
          <svg:desc/>
        </draw:frame>
        <draw:frame draw:id="id112" presentation:style-name="a661" draw:name="Text Placeholder 2" svg:x="1.38in" svg:y="2in" svg:width="9.4in" svg:height="4.75868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<text:s text:c="1"/>The overview of the Messiah (13:14-37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The offer by this Messiah (13:38-41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/></text:p>
              </text:list-item>
            </text:list>
          </draw:text-box>
          <svg:title/>
          <svg:desc/>
        </draw:frame>
      </draw:page>
      <draw:page draw:name="Slide16" draw:style-name="a662" draw:master-page-name="Master1-Layout12-tx-Title-and-Text" presentation:presentation-page-layout-name="Master1-PPL12" draw:id="Slide-271">
        <draw:frame draw:id="id113" presentation:style-name="a666" draw:name="Title 1" svg:x="1.38in" svg:y="0.4in" svg:width="10.6in" svg:height="1.44965in" presentation:class="title" presentation:placeholder="false">
          <draw:text-box>
            <text:p text:style-name="a665" text:class-names="" text:cond-style-name=""><text:span text:style-name="a663" text:class-names=""><text:s text:c="1"/>The offer by this Messiah (13:38-41)<text:s text:c="1"/></text:span><text:span text:style-name="a664" text:class-names=""/></text:p>
          </draw:text-box>
          <svg:title/>
          <svg:desc/>
        </draw:frame>
        <draw:frame draw:id="id114" presentation:style-name="a676" draw:name="Text Placeholder 2" svg:x="1.38in" svg:y="2in" svg:width="9.4in" svg:height="4.75868in" presentation:class="outline" presentation:placeholder="false">
          <draw:text-box>
            <text:list text:style-name="a669">
              <text:list-item>
                <text:p text:style-name="a668" text:class-names="" text:cond-style-name=""><text:span text:style-name="a667" text:class-names=""><text:s text:c="1"/>The repenting sinner is forgiven of sin (13:37-38a).<text:s text:c="1"/></text:span></text:p>
              </text:list-item>
            </text:list>
            <text:list text:style-name="a672">
              <text:list-item>
                <text:p text:style-name="a671" text:class-names="" text:cond-style-name=""><text:span text:style-name="a670" text:class-names=""><text:s text:c="1"/>The repenting sinner is declared righteous (13:38b-41).<text:s text:c="1"/>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/></text:p>
              </text:list-item>
            </text:list>
          </draw:text-box>
          <svg:title/>
          <svg:desc/>
        </draw:frame>
      </draw:page>
      <draw:page draw:name="Slide17" draw:style-name="a677" draw:master-page-name="Master1-Layout12-tx-Title-and-Text" presentation:presentation-page-layout-name="Master1-PPL12" draw:id="Slide-272">
        <draw:frame draw:id="id115" presentation:style-name="a681" draw:name="Title 1" svg:x="1.38in" svg:y="0.4in" svg:width="10.6in" svg:height="1.44965in" presentation:class="title" presentation:placeholder="false">
          <draw:text-box>
            <text:p text:style-name="a680" text:class-names="" text:cond-style-name=""><text:span text:style-name="a678" text:class-names=""><text:s text:c="1"/>First sermon (13:14-43):<text:s text:c="1"/></text:span><text:span text:style-name="a679" text:class-names=""/></text:p>
          </draw:text-box>
          <svg:title/>
          <svg:desc/>
        </draw:frame>
        <draw:frame draw:id="id116" presentation:style-name="a694" draw:name="Text Placeholder 2" svg:x="1.38in" svg:y="2in" svg:width="9.4in" svg:height="4.75868in" presentation:class="outline" presentation:placeholder="false">
          <draw:text-box>
            <text:list text:style-name="a684">
              <text:list-item>
                <text:p text:style-name="a683" text:class-names="" text:cond-style-name=""><text:span text:style-name="a682" text:class-names=""><text:s text:c="1"/>The overview of the Messiah (13:14-37)<text:s text:c="1"/>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><text:s text:c="1"/>The offer by this Messiah (13:38-41)<text:s text:c="1"/></text:span></text:p>
              </text:list-item>
            </text:list>
            <text:list text:style-name="a690">
              <text:list-item>
                <text:p text:style-name="a689" text:class-names="" text:cond-style-name=""><text:span text:style-name="a688" text:class-names=""><text:s text:c="1"/>The obedience to the Messiah (13:42-43):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/></text:p>
              </text:list-item>
            </text:list>
          </draw:text-box>
          <svg:title/>
          <svg:desc/>
        </draw:frame>
      </draw:page>
      <draw:page draw:name="Slide18" draw:style-name="a695" draw:master-page-name="Master1-Layout12-tx-Title-and-Text" presentation:presentation-page-layout-name="Master1-PPL12" draw:id="Slide-273">
        <draw:frame draw:id="id117" presentation:style-name="a699" draw:name="Title 1" svg:x="1.38in" svg:y="0.4in" svg:width="10.6in" svg:height="1.44965in" presentation:class="title" presentation:placeholder="false">
          <draw:text-box>
            <text:p text:style-name="a698" text:class-names="" text:cond-style-name=""><text:span text:style-name="a696" text:class-names="">PAUL AND BARNABAS IN ANTIOCH OF PISIDIA (13:14-52):<text:s text:c="1"/></text:span><text:span text:style-name="a697" text:class-names=""/></text:p>
          </draw:text-box>
          <svg:title/>
          <svg:desc/>
        </draw:frame>
        <draw:frame draw:id="id118" presentation:style-name="a709" draw:name="Text Placeholder 2" svg:x="1.38in" svg:y="2in" svg:width="9.4in" svg:height="4.75868in" presentation:class="outline" presentation:placeholder="false">
          <draw:text-box>
            <text:list text:style-name="a702">
              <text:list-item>
                <text:p text:style-name="a701" text:class-names="" text:cond-style-name=""><text:span text:style-name="a700" text:class-names=""><text:s text:c="1"/>First sermon (13:14-43):<text:s text:c="1"/>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><text:s text:c="1"/>Second sermon (13:44-52)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/></text:p>
              </text:list-item>
            </text:list>
          </draw:text-box>
          <svg:title/>
          <svg:desc/>
        </draw:frame>
      </draw:page>
      <draw:page draw:name="Slide19" draw:style-name="a710" draw:master-page-name="Master1-Layout1-title-Title-Slide" presentation:presentation-page-layout-name="Master1-PPL1" draw:id="Slide-274">
        <draw:frame draw:id="id119" presentation:style-name="a714" draw:name="Title 1" svg:x="1.38in" svg:y="0.83in" svg:width="10.3in" svg:height="4.42in" presentation:class="title" presentation:placeholder="false">
          <draw:text-box>
            <text:p text:style-name="a713" text:class-names="" text:cond-style-name=""><text:span text:style-name="a711" text:class-names=""><text:s text:c="1"/>Second sermon (13:44-52)<text:s text:c="1"/></text:span><text:span text:style-name="a712" text:class-names=""/></text:p>
          </draw:text-box>
          <svg:title/>
          <svg:desc/>
        </draw:frame>
        <draw:frame draw:id="id120" presentation:style-name="a719" draw:name="Subtitle 2" svg:x="1.38in" svg:y="5.25in" svg:width="10.3in" svg:height="1.85in" presentation:class="subtitle" presentation:placeholder="false">
          <draw:text-box>
            <text:p text:style-name="a716" text:class-names="" text:cond-style-name=""><text:span text:style-name="a715" text:class-names=""><text:s text:c="1"/>Unbelieving Jews (13:44-46, 50-52)<text:s text:c="1"/></text:span></text:p>
            <text:p text:style-name="a718" text:class-names="" text:cond-style-name=""><text:span text:style-name="a717" text:class-names=""/></text:p>
          </draw:text-box>
          <svg:title/>
          <svg:desc/>
        </draw:frame>
      </draw:page>
      <draw:page draw:name="Slide20" draw:style-name="a720" draw:master-page-name="Master1-Layout12-tx-Title-and-Text" presentation:presentation-page-layout-name="Master1-PPL12" draw:id="Slide-275">
        <draw:frame draw:id="id121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<text:s text:c="1"/>Unbelieving Jews (13:44-46, 50-52)<text:s text:c="1"/></text:span><text:span text:style-name="a722" text:class-names=""/></text:p>
          </draw:text-box>
          <svg:title/>
          <svg:desc/>
        </draw:frame>
        <draw:frame draw:id="id122" presentation:style-name="a734" draw:name="Text Placeholder 2" svg:x="1.38in" svg:y="2in" svg:width="9.4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<text:s text:c="1"/>They reject God (13:44-45, 50-52).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God rejects them (13:46).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</draw:text-box>
          <svg:title/>
          <svg:desc/>
        </draw:frame>
      </draw:page>
      <draw:page draw:name="Slide21" draw:style-name="a735" draw:master-page-name="Master1-Layout12-tx-Title-and-Text" presentation:presentation-page-layout-name="Master1-PPL12" draw:id="Slide-276">
        <draw:frame draw:id="id123" presentation:style-name="a739" draw:name="Title 1" svg:x="1.38in" svg:y="0.4in" svg:width="10.6in" svg:height="1.44965in" presentation:class="title" presentation:placeholder="false">
          <draw:text-box>
            <text:p text:style-name="a738" text:class-names="" text:cond-style-name=""><text:span text:style-name="a736" text:class-names=""><text:s text:c="1"/>Second sermon (13:44-52)<text:s text:c="1"/></text:span><text:span text:style-name="a737" text:class-names=""/></text:p>
          </draw:text-box>
          <svg:title/>
          <svg:desc/>
        </draw:frame>
        <draw:frame draw:id="id124" presentation:style-name="a749" draw:name="Text Placeholder 2" svg:x="1.38in" svg:y="2in" svg:width="9.4in" svg:height="4.75868in" presentation:class="outline" presentation:placeholder="false">
          <draw:text-box>
            <text:list text:style-name="a742">
              <text:list-item>
                <text:p text:style-name="a741" text:class-names="" text:cond-style-name=""><text:span text:style-name="a740" text:class-names=""><text:s text:c="1"/>Unbelieving Jews (13:44-46, 50-52)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<text:s text:c="1"/>Believing Gentiles (13:47-49)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/></text:p>
              </text:list-item>
            </text:list>
          </draw:text-box>
          <svg:title/>
          <svg:desc/>
        </draw:frame>
      </draw:page>
      <draw:page draw:name="Slide22" draw:style-name="a750" draw:master-page-name="Master1-Layout12-tx-Title-and-Text" presentation:presentation-page-layout-name="Master1-PPL12" draw:id="Slide-277">
        <draw:frame draw:id="id125" presentation:style-name="a754" draw:name="Title 1" svg:x="1.38in" svg:y="0.4in" svg:width="10.6in" svg:height="1.44965in" presentation:class="title" presentation:placeholder="false">
          <draw:text-box>
            <text:p text:style-name="a753" text:class-names="" text:cond-style-name=""><text:span text:style-name="a751" text:class-names=""><text:s text:c="1"/>Believing Gentiles (13:47-49)<text:s text:c="1"/></text:span><text:span text:style-name="a752" text:class-names=""/></text:p>
          </draw:text-box>
          <svg:title/>
          <svg:desc/>
        </draw:frame>
        <draw:frame draw:id="id126" presentation:style-name="a764" draw:name="Text Placeholder 2" svg:x="1.38in" svg:y="2in" svg:width="9.4in" svg:height="4.75868in" presentation:class="outline" presentation:placeholder="false">
          <draw:text-box>
            <text:list text:style-name="a757">
              <text:list-item>
                <text:p text:style-name="a756" text:class-names="" text:cond-style-name=""><text:span text:style-name="a755" text:class-names=""><text:s text:c="1"/>The foretelling (13:47):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<text:s text:c="1"/>The fulfilling (13:48-49):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/></text:p>
              </text:list-item>
            </text:list>
          </draw:text-box>
          <svg:title/>
          <svg:desc/>
        </draw:frame>
      </draw:page>
      <draw:page draw:name="Slide23" draw:style-name="a765" draw:master-page-name="Master1-Layout12-tx-Title-and-Text" presentation:presentation-page-layout-name="Master1-PPL12" draw:id="Slide-278">
        <draw:frame draw:id="id127" presentation:style-name="a769" draw:name="Title 1" svg:x="1.38in" svg:y="0.4in" svg:width="10.6in" svg:height="1.44965in" presentation:class="title" presentation:placeholder="false">
          <draw:text-box>
            <text:p text:style-name="a768" text:class-names="" text:cond-style-name=""><text:span text:style-name="a766" text:class-names=""><text:s text:c="1"/>Second sermon (13:44-52)<text:s text:c="1"/></text:span><text:span text:style-name="a767" text:class-names=""/></text:p>
          </draw:text-box>
          <svg:title/>
          <svg:desc/>
        </draw:frame>
        <draw:frame draw:id="id128" presentation:style-name="a779" draw:name="Text Placeholder 2" svg:x="1.38in" svg:y="2in" svg:width="9.4in" svg:height="4.75868in" presentation:class="outline" presentation:placeholder="false">
          <draw:text-box>
            <text:list text:style-name="a772">
              <text:list-item>
                <text:p text:style-name="a771" text:class-names="" text:cond-style-name=""><text:span text:style-name="a770" text:class-names=""><text:s text:c="1"/>Unbelieving Jews (13:44-46, 50-52)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<text:s text:c="1"/>Believing Gentiles (13:47-49)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/></text:p>
              </text:list-item>
            </text:list>
          </draw:text-box>
          <svg:title/>
          <svg:desc/>
        </draw:frame>
      </draw:page>
      <draw:page draw:name="Slide24" draw:style-name="a780" draw:master-page-name="Master1-Layout12-tx-Title-and-Text" presentation:presentation-page-layout-name="Master1-PPL12" draw:id="Slide-279">
        <draw:frame draw:id="id129" presentation:style-name="a784" draw:name="Title 1" svg:x="1.38in" svg:y="0.4in" svg:width="10.6in" svg:height="1.44965in" presentation:class="title" presentation:placeholder="false">
          <draw:text-box>
            <text:p text:style-name="a783" text:class-names="" text:cond-style-name=""><text:span text:style-name="a781" text:class-names="">PAUL AND BARNABAS IN ANTIOCH OF PISIDIA (13:14-52):<text:s text:c="1"/></text:span><text:span text:style-name="a782" text:class-names=""/></text:p>
          </draw:text-box>
          <svg:title/>
          <svg:desc/>
        </draw:frame>
        <draw:frame draw:id="id130" presentation:style-name="a794" draw:name="Text Placeholder 2" svg:x="1.38in" svg:y="2in" svg:width="9.4in" svg:height="4.75868in" presentation:class="outline" presentation:placeholder="false">
          <draw:text-box>
            <text:list text:style-name="a787">
              <text:list-item>
                <text:p text:style-name="a786" text:class-names="" text:cond-style-name=""><text:span text:style-name="a785" text:class-names=""><text:s text:c="1"/>First sermon (13:14-43):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<text:s text:c="1"/>Second sermon (13:44-52)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/></text:p>
              </text:list-item>
            </text:list>
          </draw:text-box>
          <svg:title/>
          <svg:desc/>
        </draw:frame>
      </draw:page>
      <draw:page draw:name="Slide25" draw:style-name="a795" draw:master-page-name="Master1-Layout12-tx-Title-and-Text" presentation:presentation-page-layout-name="Master1-PPL12" draw:id="Slide-280">
        <draw:frame draw:id="id131" presentation:style-name="a799" draw:name="Title 1" svg:x="1.38in" svg:y="0.4in" svg:width="10.6in" svg:height="1.44965in" presentation:class="title" presentation:placeholder="false">
          <draw:text-box>
            <text:p text:style-name="a798" text:class-names="" text:cond-style-name=""><text:span text:style-name="a796" text:class-names="">ACTS 13<text:s text:c="1"/></text:span><text:span text:style-name="a797" text:class-names=""/></text:p>
          </draw:text-box>
          <svg:title/>
          <svg:desc/>
        </draw:frame>
        <draw:frame draw:id="id132" presentation:style-name="a815" draw:name="Text Placeholder 2" svg:x="1.38in" svg:y="2in" svg:width="9.4in" svg:height="4.75868in" presentation:class="outline" presentation:placeholder="false">
          <draw:text-box>
            <text:list text:style-name="a802">
              <text:list-item>
                <text:p text:style-name="a801" text:class-names="" text:cond-style-name=""><text:span text:style-name="a800" text:class-names="">PAUL AND BARNABAS IN ANTIOCH OF SYRIA (13:1-3)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PAUL AND BARNABAS IN CYPRUS (13:4-12):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PAUL AND BARNABAS IN PERGA (13:13):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PAUL AND BARNABAS IN ANTIOCH OF PISIDIA (13:14-52):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13 </dc:title>
    <meta:initial-creator>David STRICKLAND</meta:initial-creator>
    <dc:creator>David STRICKLAND</dc:creator>
    <meta:creation-date>2020-02-23T23:11:03Z</meta:creation-date>
    <dc:date>2020-02-23T23:11:04Z</dc:date>
    <meta:template xlink:href="BibleStudy" xlink:type="simple"/>
    <meta:editing-cycles>1</meta:editing-cycles>
    <meta:editing-duration>PT0S</meta:editing-duration>
    <meta:document-statistic meta:paragraph-count="82" meta:word-count="681"/>
  </office:meta>
</office:document-meta>
</file>